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ff6d6d" draw:textarea-horizontal-align="justify" draw:textarea-vertical-align="middle" draw:auto-grow-height="false" fo:min-height="2.29cm" fo:min-width="3.818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="solid" draw:fill-color="#ffbf00" draw:textarea-horizontal-align="justify" draw:textarea-vertical-align="middle" draw:auto-grow-height="false" fo:min-height="2.24cm" fo:min-width="3.768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solid" draw:fill-color="#e0c2cd" draw:textarea-horizontal-align="justify" draw:textarea-vertical-align="middle" draw:auto-grow-height="false" fo:min-height="0.891cm" fo:min-width="1.113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="solid" draw:fill-color="#b4c7dc" draw:textarea-horizontal-align="justify" draw:textarea-vertical-align="middle" draw:auto-grow-height="false" fo:min-height="0.97cm" fo:min-width="1.355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="solid" draw:fill-color="#b4c7dc" draw:textarea-horizontal-align="justify" draw:textarea-vertical-align="middle" draw:auto-grow-height="false" fo:min-height="0.97cm" fo:min-width="3.768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6d6d"/>
      <style:paragraph-properties fo:text-align="center"/>
    </style:style>
    <style:style style:name="P3" style:family="paragraph">
      <loext:graphic-properties draw:fill="solid" draw:fill-color="#ffbf00"/>
      <style:paragraph-properties fo:text-align="center"/>
    </style:style>
    <style:style style:name="P4" style:family="paragraph">
      <loext:graphic-properties draw:fill="solid" draw:fill-color="#e0c2cd"/>
      <style:paragraph-properties fo:text-align="center"/>
    </style:style>
    <style:style style:name="P5" style:family="paragraph">
      <loext:graphic-properties draw:fill="solid" draw:fill-color="#b4c7dc"/>
      <style:paragraph-properties fo:text-align="center"/>
    </style:style>
    <style:style style:name="P6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18cm" svg:height="2.54cm" svg:x="8.735cm" svg:y="1.762cm">
          <text:p text:style-name="P1">Board of Director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18cm" svg:height="2.54cm" svg:x="1.635cm" svg:y="8.962cm">
          <text:p text:style-name="P1">Operation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18cm" svg:height="2.54cm" svg:x="15.735cm" svg:y="8.962cm">
          <text:p text:style-name="P1">H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18cm" svg:height="2.54cm" svg:x="6.335cm" svg:y="8.962cm">
          <text:p text:style-name="P1">Marketing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18cm" svg:height="2.54cm" svg:x="11.035cm" svg:y="8.962cm">
          <text:p text:style-name="P1">I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63cm" svg:height="1.191cm" svg:x="10.005cm" svg:y="4.683cm">
          <text:p text:style-name="P1">CEO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11.133cm" svg:y="13.403cm">
          <text:p text:style-name="P1">DevOp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13.433cm" svg:y="13.403cm">
          <text:p text:style-name="P1">QA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11.133cm" svg:y="15.103cm">
          <text:p text:style-name="P1">PMO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13.433cm" svg:y="15.103cm">
          <text:p text:style-name="P1">Docs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318cm" svg:height="1.27cm" svg:x="11.133cm" svg:y="11.903cm">
          <text:p text:style-name="P1">Engineering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11.133cm" svg:y="16.803cm">
          <text:p text:style-name="P1">Procur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13.433cm" svg:y="16.803cm">
          <text:p text:style-name="P1">Support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318cm" svg:height="1.27cm" svg:x="6.333cm" svg:y="15.403cm">
          <text:p text:style-name="P1">Sale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6.333cm" svg:y="16.903cm">
          <text:p text:style-name="P1">Rep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8.733cm" svg:y="16.903cm">
          <text:p text:style-name="P1">Engineer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6.433cm" svg:y="11.903cm">
          <text:p text:style-name="P1">Analyst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8.633cm" svg:y="11.903cm">
          <text:p text:style-name="P1">Writer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6.433cm" svg:y="13.503cm">
          <text:p text:style-name="P1">Design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27cm" svg:x="8.633cm" svg:y="13.503cm">
          <text:p text:style-name="P1">Event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63cm" svg:height="1.191cm" svg:x="3.005cm" svg:y="6.883cm">
          <text:p text:style-name="P1">CO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63cm" svg:height="1.191cm" svg:x="7.705cm" svg:y="6.883cm">
          <text:p text:style-name="P1">CM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63cm" svg:height="1.191cm" svg:x="12.305cm" svg:y="6.883cm">
          <text:p text:style-name="P1">CI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663cm" svg:height="1.191cm" svg:x="17.105cm" svg:y="6.883cm">
          <text:p text:style-name="P1">CPO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9.89cm" svg:y1="5.318cm" svg:x2="4.81cm" svg:y2="6.842cm">
          <text:p/>
        </draw:line>
        <draw:line draw:style-name="gr6" draw:text-style-name="P6" draw:layer="layout" svg:x1="10.144cm" svg:y1="6.08cm" svg:x2="8.747cm" svg:y2="6.715cm">
          <text:p/>
        </draw:line>
        <draw:line draw:style-name="gr6" draw:text-style-name="P6" draw:layer="layout" svg:x1="11.414cm" svg:y1="6.08cm" svg:x2="12.811cm" svg:y2="6.715cm">
          <text:p/>
        </draw:line>
        <draw:line draw:style-name="gr6" draw:text-style-name="P6" draw:layer="layout" svg:x1="11.795cm" svg:y1="5.318cm" svg:x2="17.002cm" svg:y2="6.71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2T12:08:39.525808037</meta:creation-date>
    <dc:date>2020-03-02T12:29:20.531823897</dc:date>
    <meta:editing-duration>PT10M30S</meta:editing-duration>
    <meta:editing-cycles>2</meta:editing-cycles>
    <meta:generator>LibreOffice/6.4.0.3$Linux_X86_64 LibreOffice_project/40$Build-3</meta:generator>
    <meta:document-statistic meta:object-count="28"/>
  </office:meta>
</office:document-meta>
</file>